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1000001F842A44906.png"/>
  <manifest:file-entry manifest:media-type="image/png" manifest:full-path="Pictures/10000000000001850000028C358CFF1E.png"/>
  <manifest:file-entry manifest:media-type="image/png" manifest:full-path="Pictures/100000000000029300000117FE60926D.png"/>
  <manifest:file-entry manifest:media-type="image/png" manifest:full-path="Pictures/1000000000000488000001EBFA2439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x="0.258cm" svg:y="7.064cm" svg:width="11.456cm" svg:height="13.335cm" draw:z-index="1"><draw:image xlink:href="Pictures/10000000000001B1000001F842A44906.png" xlink:type="simple" xlink:show="embed" xlink:actuate="onLoad"/></draw:frame><draw:frame draw:style-name="fr1" draw:name="graphics1" text:anchor-type="paragraph" svg:width="16.999cm" svg:height="7.195cm" draw:z-index="0"><draw:image xlink:href="Pictures/1000000000000488000001EBFA243953.png" xlink:type="simple" xlink:show="embed" xlink:actuate="onLoad"/></draw:frame></text:p>
      <text:p text:style-name="P1"><draw:frame draw:style-name="fr3" draw:name="graphics3" text:anchor-type="paragraph" svg:width="10.292cm" svg:height="17.251cm" draw:z-index="2"><draw:image xlink:href="Pictures/10000000000001850000028C358CFF1E.png" xlink:type="simple" xlink:show="embed" xlink:actuate="onLoad"/></draw:frame><draw:frame draw:style-name="fr2" draw:name="graphics4" text:anchor-type="paragraph" svg:x="-0.741cm" svg:y="18.521cm" svg:width="16.999cm" svg:height="7.197cm" draw:z-index="3"><draw:image xlink:href="Pictures/100000000000029300000117FE6092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5M26S</meta:editing-duration>
    <meta:editing-cycles>3</meta:editing-cycles>
    <meta:generator>OpenOffice/4.1.0$Win32 OpenOffice.org_project/410m18$Build-9764</meta:generator>
    <dc:date>2014-07-11T15:23:19.47</dc:date>
    <meta:document-statistic meta:table-count="0" meta:image-count="4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